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35cm" svg:height="0.725cm" svg:x="0.1cm" svg:y="4.455cm">
          <draw:text-box>
            <text:p text:style-name="P3"><text:span text:style-name="T2">of</text:span></text:p>
          </draw:text-box>
        </draw:frame>
        <draw:line draw:style-name="gr3" draw:text-style-name="P5" draw:layer="layout" svg:x1="0.1cm" svg:y1="3.91cm" svg:x2="0.1cm" svg:y2="7.72cm">
          <text:p/>
        </draw:line>
        <draw:frame draw:style-name="gr4" draw:text-style-name="P4" draw:layer="layout" svg:width="5.08cm" svg:height="2.147cm" svg:x="0.1cm" svg:y="5.573cm">
          <draw:text-box>
            <text:p text:style-name="P3"><text:span text:style-name="T2">init</text:span></text:p>
            <text:p text:style-name="P3"><text:span text:style-name="T2">makeArray</text:span></text:p>
            <text:p text:style-name="P3"><text:span text:style-name="T2">push</text:span></text:p>
            <text:p text:style-name="P3"><text:span text:style-name="T2">queue</text:span></text:p>
          </draw:text-box>
        </draw:frame>
        <draw:line draw:style-name="gr3" draw:text-style-name="P5" draw:layer="layout" svg:x1="10.26cm" svg:y1="7.72cm" svg:x2="0.1cm" svg:y2="7.72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cm" svg:y1="0.735cm" svg:x2="5.18cm" svg:y2="1.37cm">
          <text:p/>
        </draw:line>
        <draw:line draw:style-name="gr3" draw:text-style-name="P5" draw:layer="layout" svg:x1="0.1cm" svg:y1="5.18cm" svg:x2="10.26cm" svg:y2="5.18cm">
          <text:p/>
        </draw:line>
        <draw:frame draw:style-name="gr4" draw:text-style-name="P4" draw:layer="layout" svg:width="5.08cm" svg:height="2.147cm" svg:x="5.18cm" svg:y="5.573cm">
          <draw:text-box>
            <text:p text:style-name="P3"><text:span text:style-name="T2">resize</text:span></text:p>
            <text:p text:style-name="P3"><text:span text:style-name="T2">size</text:span></text:p>
            <text:p text:style-name="P3"><text:span text:style-name="T2">string</text:span></text:p>
            <text:p text:style-name="P3"><text:span text:style-name="T2">supplier</text:span></text:p>
          </draw:text-box>
        </draw:frame>
        <draw:line draw:style-name="gr3" draw:text-style-name="P5" draw:layer="layout" svg:x1="5.18cm" svg:y1="7.72cm" svg:x2="5.18cm" svg:y2="5.18cm">
          <text:p/>
        </draw:line>
        <draw:custom-shape draw:style-name="gr1" draw:text-style-name="P2" draw:layer="layout" svg:width="10.16cm" svg:height="0.635cm" svg:x="0.1cm" svg:y="3.275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cm" svg:y1="2.64cm" svg:x2="5.18cm" svg:y2="3.27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6cm" svg:y1="3.91cm" svg:x2="10.26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21:30.62</dc:date>
    <dc:language>en-US</dc:language>
    <meta:editing-cycles>19</meta:editing-cycles>
    <meta:editing-duration>PT01H47M13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